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203764"/>
      <style:text-properties fo:color="#FFFFFF" fo:font-weight="bold" style:font-weight-asian="bold" style:font-weight-complex="bold"/>
    </style:style>
    <style:style style:name="ce4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e5" style:family="table-cell" style:parent-style-name="Calculation" style:data-style-name="N19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6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7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00541666666667cm" style:use-optimal-column-width="true"/>
    </style:style>
    <style:style style:name="co2" style:family="table-column">
      <style:table-column-properties fo:break-before="auto" style:column-width="0.926041666666667cm" style:use-optimal-column-width="true"/>
    </style:style>
    <style:style style:name="co3" style:family="table-column">
      <style:table-column-properties fo:break-before="auto" style:column-width="1.61395833333333cm" style:use-optimal-column-width="true"/>
    </style:style>
    <style:style style:name="co4" style:family="table-column">
      <style:table-column-properties fo:break-before="auto" style:column-width="1.984375cm" style:use-optimal-column-width="true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 style:use-optimal-column-width="true"/>
    </style:style>
    <style:style style:name="co7" style:family="table-column">
      <style:table-column-properties fo:break-before="auto" style:column-width="1.40229166666667cm" style:use-optimal-column-width="true"/>
    </style:style>
    <style:style style:name="co8" style:family="table-column">
      <style:table-column-properties fo:break-before="auto" style:column-width="1.16416666666667cm" style:use-optimal-column-width="true"/>
    </style:style>
    <style:style style:name="co9" style:family="table-column">
      <style:table-column-properties fo:break-before="auto" style:column-width="1.905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Cage</text:p>
          </table:table-cell>
          <table:table-cell office:value-type="string" table:style-name="ce3">
            <text:p>Row</text:p>
          </table:table-cell>
          <table:table-cell office:value-type="string" table:style-name="ce3">
            <text:p>Max UVI</text:p>
          </table:table-cell>
          <table:table-cell office:value-type="string" table:style-name="ce3">
            <text:p>Hatch Date</text:p>
          </table:table-cell>
          <table:table-cell office:value-type="string" table:style-name="ce3">
            <text:p>Weigh Date</text:p>
          </table:table-cell>
          <table:table-cell office:value-type="string" table:style-name="ce3">
            <text:p>Weight (grams)</text:p>
          </table:table-cell>
          <table:table-cell office:value-type="string" table:style-name="ce3">
            <text:p>Sire</text:p>
          </table:table-cell>
          <table:table-cell office:value-type="string" table:style-name="ce3">
            <text:p>Dam</text:p>
          </table:table-cell>
          <table:table-cell office:value-type="string" table:style-name="ce3">
            <text:p>Age (days)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0.9" table:style-name="ce4">
            <text:p>0.9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2]-[.D2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1.6" table:style-name="ce4">
            <text:p>1.6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3]-[.D3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7" table:style-name="ce4">
            <text:p>2.7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4]-[.D4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2" table:style-name="ce4">
            <text:p>3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5]-[.D5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9" table:style-name="ce4">
            <text:p>2.9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6]-[.D6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2" table:style-name="ce4">
            <text:p>3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52" table:formula="of:=[.E7]-[.D7]" table:style-name="ce6">
            <text:p>5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1.4" table:style-name="ce4">
            <text:p>1.4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8]-[.D8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4" table:style-name="ce4">
            <text:p>2.4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9]-[.D9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7" table:style-name="ce4">
            <text:p>3.7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0]-[.D10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9" table:style-name="ce4">
            <text:p>9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1]-[.D11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3.8" table:style-name="ce4">
            <text:p>3.8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2]-[.D12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7-27T00:00:00" table:style-name="ce2">
            <text:p>7/27/2021</text:p>
          </table:table-cell>
          <table:table-cell office:value-type="float" office:value="2.9" table:style-name="ce4">
            <text:p>2.9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54" table:formula="of:=[.E13]-[.D13]" table:style-name="ce6">
            <text:p>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1.2" table:style-name="ce4">
            <text:p>1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4]-[.D14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2.5" table:style-name="ce4">
            <text:p>2.5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5]-[.D15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5.3" table:style-name="ce4">
            <text:p>5.3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6]-[.D16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5.6" table:style-name="ce4">
            <text:p>5.6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7]-[.D17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4.2" table:style-name="ce4">
            <text:p>4.2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8]-[.D18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4.8" table:style-name="ce4">
            <text:p>4.8</text:p>
          </table:table-cell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67" table:formula="of:=[.E19]-[.D19]" table:style-name="ce6">
            <text:p>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2.1" table:style-name="ce4">
            <text:p>2.1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0]-[.D20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3" table:style-name="ce4">
            <text:p>3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1]-[.D21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6.6" table:style-name="ce4">
            <text:p>6.6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2]-[.D22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14.5" table:style-name="ce4">
            <text:p>14.5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3]-[.D23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6.4" table:style-name="ce4">
            <text:p>6.4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4]-[.D24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11T00:00:00" table:formula="of:=[.E$13]+15" table:style-name="ce5">
            <text:p>8/11/2021</text:p>
          </table:table-cell>
          <table:table-cell office:value-type="float" office:value="5.0999999999999996" table:style-name="ce4">
            <text:p>5.1</text:p>
          </table:table-cell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69" table:formula="of:=[.E25]-[.D25]" table:style-name="ce6">
            <text:p>6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6]-[.D26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7]-[.D27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8]-[.D28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29]-[.D29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30]-[.D30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80" table:formula="of:=[.E31]-[.D31]" table:style-name="ce6">
            <text:p>8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2]-[.D32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3]-[.D33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4]-[.D34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5]-[.D35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6]-[.D36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8-24T00:00:00" table:formula="of:=[.E$25]+13" table:style-name="ce5">
            <text:p>8/24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82" table:formula="of:=[.E37]-[.D37]" table:style-name="ce6">
            <text:p>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38]-[.D38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39]-[.D39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0]-[.D40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1]-[.D41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E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2]-[.D42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21-06-05T00:00:00" table:style-name="ce2">
            <text:p>6/5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Alfred</text:p>
          </table:table-cell>
          <table:table-cell office:value-type="string" table:style-name="ce1">
            <text:p>Kanto</text:p>
          </table:table-cell>
          <table:table-cell office:value-type="float" office:value="94" table:formula="of:=[.E43]-[.D43]" table:style-name="ce6">
            <text:p>9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4]-[.D44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5]-[.D45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6]-[.D46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J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7]-[.D47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K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8]-[.D48]" table:style-name="ce6">
            <text:p>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date" office:date-value="2021-06-03T00:00:00" table:style-name="ce2">
            <text:p>6/3/2021</text:p>
          </table:table-cell>
          <table:table-cell office:value-type="date" office:date-value="2021-09-07T00:00:00" table:formula="of:=[.E$37]+14" table:style-name="ce5">
            <text:p>9/7/2021</text:p>
          </table:table-cell>
          <table:table-cell table:style-name="ce4"/>
          <table:table-cell office:value-type="string" table:style-name="ce1">
            <text:p>Nugget</text:p>
          </table:table-cell>
          <table:table-cell office:value-type="string" table:style-name="ce1">
            <text:p>Loko</text:p>
          </table:table-cell>
          <table:table-cell office:value-type="float" office:value="96" table:formula="of:=[.E49]-[.D49]" table:style-name="ce6">
            <text:p>96</text:p>
          </table:table-cell>
          <table:table-cell table:number-columns-repeated="16375"/>
        </table:table-row>
        <table:table-row table:number-rows-repeated="1048527" table:style-name="ro1">
          <table:table-cell table:number-columns-repeated="16384"/>
        </table:table-row>
      </table:table>
      <table:table table:name="Research_Papers" table:style-name="ta1">
        <table:table-column table:style-name="co10" table:number-columns-repeated="16384" table:default-cell-style-name="ce1"/>
        <table:table-row table:style-name="ro1">
          <table:table-cell office:value-type="string" table:style-name="ce7">
            <text:p><text:a xlink:href="https://www.researchgate.net/profile/William-Gehrmann/publication/10804226_Do_Panther_Chameleons_Bask_to_Regulate_Endogenous_Vitamin_D_3_Production/links/0912f509af8c0c62d7000000/Do-Panther-Chameleons-Bask-to-Regulate-Endogenous-Vitamin-D-3-Production.pdf">https://www.researchgate.net/profile/William-Gehrmann/publication/10804226_Do_Panther_Chameleons_Bask_to_Regulate_Endogenous_Vitamin_D_3_Production/links/0912f509af8c0c62d7000000/Do-Panther-Chameleons-Bask-to-Regulate-Endogenous-Vitamin-D-3-Production.pdf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onlinelibrary.wiley.com/doi/abs/10.1002/zoo.10054">https://onlinelibrary.wiley.com/doi/abs/10.1002/zoo.10054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page-one.springer.com/pdf/preview/10.1007/978-1-4615-5051-8_24">https://page-one.springer.com/pdf/preview/10.1007/978-1-4615-5051-8_24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">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page-one.springer.com/pdf/preview/10.1007/978-1-4615-0937-0_19">https://page-one.springer.com/pdf/preview/10.1007/978-1-4615-0937-0_19</text:a></text:p>
          </table:table-cell>
          <table:table-cell table:number-columns-repeated="16383"/>
        </table:table-row>
        <table:table-row table:style-name="ro1">
          <table:table-cell office:value-type="string" table:style-name="ce7">
            <text:p><text:a xlink:href="https://onlinelibrary.wiley.com/doi/abs/10.1002/(SICI)1098-2361(1996)15:3%3C279::AID-ZOO7%3E3.0.CO;2-8">https://onlinelibrary.wiley.com/doi/abs/10.1002/(SICI)1098-2361(1996)15:3%3C279::AID-ZOO7%3E3.0.CO;2-8</text:a></text:p>
          </table:table-cell>
          <table:table-cell table:number-columns-repeated="16383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/>
    <dc:creator/>
    <meta:creation-date>2021-07-28T07:03:05Z</meta:creation-date>
    <dc:date>2021-08-16T05:51:13Z</dc:date>
  </office:meta>
</office:document-meta>
</file>